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74817" officeooo:paragraph-rsid="00574817" style:font-weight-asian="bold" style:font-weight-complex="bold"/>
    </style:style>
    <style:style style:name="P3" style:family="paragraph" style:parent-style-name="Text_20_body">
      <style:text-properties officeooo:rsid="0050cfd2" officeooo:paragraph-rsid="0050cfd2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7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8" style:family="paragraph" style:parent-style-name="Standard">
      <style:text-properties officeooo:rsid="005b1543" officeooo:paragraph-rsid="005b1543"/>
    </style:style>
    <style:style style:name="P9" style:family="paragraph" style:parent-style-name="Standard">
      <style:text-properties officeooo:rsid="005cc385" officeooo:paragraph-rsid="005cc3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5b1543" style:font-weight-asian="bold" style:font-weight-complex="bold"/>
    </style:style>
    <style:style style:name="T4" style:family="text">
      <style:text-properties officeooo:rsid="00574817"/>
    </style:style>
    <style:style style:name="T5" style:family="text">
      <style:text-properties officeooo:rsid="0058948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/text:p>
      <table:table table:name="Tabla1" table:style-name="Tabla1">
        <table:table-column table:style-name="Tabla1.A"/>
        <table:table-column table:style-name="Tabla1.B"/>
        <table:table-row table:style-name="TableLine1562959831920">
          <table:table-cell table:style-name="Tabla1.A1" office:value-type="string">
            <text:p text:style-name="P5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Nome</text:span><text:span text:style-name="T1">: </text:span><text:span text:style-name="T3">Rubén Agra Casal</text:span></text:p>
          </table:table-cell>
        </table:table-row>
      </table:table>
      <text:p text:style-name="Standard"/>
      <text:p text:style-name="P2">Velocidade do bus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562959822400">
          <table:table-cell table:style-name="Tabla4.A1" office:value-type="string">
            <text:p text:style-name="P6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3">1. <text:span text:style-name="T4">Un usuario dun foro de arquitectura de computadores publicou unha mensaxe no que indica que instalou dous módulos de memoria DDR2-800 en configuración dual channel e que a velocidade máxima </text:span><text:span text:style-name="T5">que alcanza a mesma</text:span><text:span text:style-name="T4">, en MB/s, </text:span><text:span text:style-name="T5">é</text:span><text:span text:style-name="T4"> de 25600 MB/s. Que opinas en relación á súa mensaxe?</text:span></text:p>
          </table:table-cell>
        </table:table-row>
      </table:table>
      <text:p text:style-name="P8"/>
      <text:p text:style-name="P8"/>
      <text:p text:style-name="P9">DDR2-800= 800/2= 400 MHz (Frecuencia)</text:p>
      <text:p text:style-name="P9"/>
      <text:p text:style-name="P9">Velocidad de transferencia de 1 módulo= frecuencia * 8 bites * 2 (DDR)= 400*8*2 = 6400 MB/s</text:p>
      <text:p text:style-name="P9"/>
      <text:p text:style-name="P9">Velocidad de memoria en configuración dual channel= 6400*2= 12800 MB/s</text:p>
      <text:p text:style-name="P9"/>
      <text:p text:style-name="P9">El mensaje es erróneo o fals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2T21:25:18.169000000</dc:date>
    <meta:editing-duration>PT8H38M9S</meta:editing-duration>
    <meta:editing-cycles>141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1" meta:word-count="94" meta:character-count="548" meta:non-whitespace-character-count="459"/>
  </office:meta>
</office:document-meta>
</file>